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tchStemFilter.DutchStemFilter( TokenStream _in , Set exclusiontable , Map stem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tchStemFilter.next( Token reusableTok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tchStemFilter.setStemmer( DutchStemmer stem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tchStemFilter.DutchStemFilter( TokenStream _in , Set exclusion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tchStemFilter.setStemDictionary( HashMap di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tchStemFilter.setExclusionTable( HashSet exclusion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tchStemFilter.DutchStemFilter( TokenStream _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